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417in" style:rel-column-width="18293*"/>
    </style:style>
    <style:style style:name="Table1.B" style:family="table-column">
      <style:table-column-properties style:column-width="4.2396in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1.B2" style:family="table-cell">
      <style:table-cell-properties fo:padding="0.0382in" fo:border="0.05pt solid #0000ff"/>
    </style:style>
    <style:style style:name="Table1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Method_20_Code_20_Listing">
      <style:text-properties fo:color="#000080"/>
    </style:style>
    <style:style style:name="P5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6" style:family="paragraph" style:parent-style-name="Method_20_Table_20_Description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color="#0000ff"/>
    </style:style>
    <style:style style:name="P9" style:family="paragraph" style:parent-style-name="Method_20_Body">
      <style:text-properties fo:font-weight="bold" style:font-weight-asian="bold" style:font-weight-complex="bold"/>
    </style:style>
    <style:style style:name="P10" style:family="paragraph" style:parent-style-name="Method_20_Body">
      <style:text-properties fo:color="#0000ff"/>
    </style:style>
    <style:style style:name="P11" style:family="paragraph" style:parent-style-name="Method_20_Body">
      <style:text-properties fo:font-weight="normal" style:font-weight-asian="normal" style:font-weight-complex="normal"/>
    </style:style>
    <style:style style:name="P12" style:family="paragraph" style:parent-style-name="Criteria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ding_20_Body">
      <style:paragraph-properties fo:margin-left="0in" fo:margin-right="0in" fo:text-indent="0in" style:auto-text-indent="false"/>
    </style:style>
    <style:style style:name="P14" style:family="paragraph" style:parent-style-name="Method_20_Body">
      <style:paragraph-properties fo:margin-left="0in" fo:margin-right="0in" fo:text-indent="0in" style:auto-text-indent="false"/>
    </style:style>
    <style:style style:name="P15" style:family="paragraph" style:parent-style-name="Method_20_Body">
      <style:paragraph-properties fo:margin-left="0in" fo:margin-right="0in" fo:text-indent="0in" style:auto-text-indent="false"/>
      <style:text-properties fo:color="#0000ff"/>
    </style:style>
    <style:style style:name="P16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7" style:family="paragraph" style:parent-style-name="Method_20_Code_20_Listing">
      <style:paragraph-properties fo:margin-left="0in" fo:margin-right="0in" fo:text-indent="0in" style:auto-text-indent="false"/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Method_20_Code_20_Listing">
      <style:paragraph-properties fo:break-before="page"/>
      <style:text-properties fo:color="#000080"/>
    </style:style>
    <style:style style:name="P20" style:family="paragraph" style:parent-style-name="Code_20_Listing">
      <style:paragraph-properties fo:break-before="page"/>
      <style:text-properties fo:color="#000080"/>
    </style:style>
    <style:style style:name="P21" style:family="paragraph" style:parent-style-name="Method_20_Body">
      <style:paragraph-properties fo:margin-left="0.4925in" fo:margin-right="0in" fo:text-indent="0in" style:auto-text-indent="false"/>
    </style:style>
    <style:style style:name="P22" style:family="paragraph" style:parent-style-name="Method_20_Body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23" style:family="paragraph" style:parent-style-name="Method_20_Body">
      <style:paragraph-properties fo:margin-left="0.4925in" fo:margin-right="0in" fo:text-indent="0in" style:auto-text-indent="false" fo:break-before="page"/>
    </style:style>
    <style:style style:name="P24" style:family="paragraph" style:parent-style-name="Method_20_Body">
      <style:paragraph-properties fo:margin-left="0.9846in" fo:margin-right="0in" fo:text-indent="0in" style:auto-text-indent="false"/>
    </style:style>
    <style:style style:name="P25" style:family="paragraph" style:parent-style-name="Method_20_Body">
      <style:paragraph-properties fo:margin-left="0.9846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Method_20_Body">
      <style:paragraph-properties fo:margin-left="1.4772in" fo:margin-right="0in" fo:text-indent="0in" style:auto-text-indent="false"/>
    </style:style>
    <style:style style:name="P27" style:family="paragraph" style:parent-style-name="Code_20_Listing">
      <style:text-properties fo:color="#000080"/>
    </style:style>
    <style:style style:name="P28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29" style:family="paragraph" style:parent-style-name="Standard" style:list-style-name="L1"/>
    <style:style style:name="P30" style:family="paragraph" style:parent-style-name="Class_20_Title">
      <style:text-properties fo:font-size="18pt" style:font-size-asian="18pt" style:font-size-complex="18pt"/>
    </style:style>
    <style:style style:name="P31" style:family="paragraph" style:parent-style-name="Class_20_Description">
      <style:text-properties fo:font-size="11pt" style:font-size-asian="11pt" style:font-size-complex="11pt"/>
    </style:style>
    <style:style style:name="P32" style:family="paragraph" style:parent-style-name="Criteria_20_Title">
      <style:text-properties fo:font-weight="bold" style:font-weight-asian="bold" style:font-weight-complex="bold"/>
    </style:style>
    <style:style style:name="P33" style:family="paragraph" style:parent-style-name="Coding_20_Title">
      <style:paragraph-properties fo:break-before="page"/>
    </style:style>
    <style:style style:name="P34" style:family="paragraph" style:parent-style-name="Method_20_Title">
      <style:paragraph-properties fo:break-before="page"/>
    </style:style>
    <style:style style:name="P35" style:family="paragraph" style:parent-style-name="Method_20_Body" style:list-style-name="L2"/>
    <style:style style:name="P36" style:family="paragraph" style:parent-style-name="Method_20_Body" style:list-style-name="L3"/>
    <style:style style:name="P37" style:family="paragraph" style:parent-style-name="Method_20_Body" style:list-style-name="L4"/>
    <style:style style:name="P38" style:family="paragraph" style:parent-style-name="Method_20_Body" style:list-style-name="L5"/>
    <style:style style:name="P39" style:family="paragraph" style:parent-style-name="Method_20_Body" style:list-style-name="L3">
      <style:paragraph-properties fo:margin-left="0in" fo:margin-right="0in" fo:text-indent="0in" style:auto-text-indent="false"/>
    </style:style>
    <style:style style:name="P40" style:family="paragraph" style:parent-style-name="Method_20_Body" style:list-style-name="L4">
      <style:paragraph-properties fo:margin-left="0in" fo:margin-right="0in" fo:text-indent="-0.25in" style:auto-text-indent="false"/>
    </style:style>
    <style:style style:name="P41" style:family="paragraph" style:parent-style-name="Method_20_Code_20_Listing">
      <style:text-properties fo:color="#000080"/>
    </style:style>
    <style:style style:name="P42" style:family="paragraph" style:parent-style-name="Method_20_Listing_20_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1d208" style:font-style-asian="normal" style:font-weight-asian="bold" style:font-style-complex="normal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style-asian="normal" style:font-style-complex="normal" style:font-weight-complex="normal"/>
    </style:style>
    <style:style style:name="T6" style:family="text">
      <style:text-properties officeooo:rsid="0011d208" style:font-style-asian="normal" style:font-style-complex="normal" style:font-weight-complex="normal"/>
    </style:style>
    <style:style style:name="T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style:font-size-asian="11pt" style:font-style-asian="normal" style:font-size-complex="11pt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officeooo:rsid="0011d2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Std<text:span text:style-name="T14">\</text:span>Convert</text:h>
      <text:p text:style-name="Class_20_Description"/>
      <text:p text:style-name="P31">The <text:span text:style-name="T2">Std</text:span><text:span text:style-name="T3">\</text:span><text:span text:style-name="T2">Convert</text:span> static class provides methods to convert between <text:span text:style-name="T1">PHP stdClass</text:span> object and <text:span text:style-name="T1">PHP array</text:span> object.</text:p>
      <text:p text:style-name="P7"/>
      <text:h text:style-name="P32" text:outline-level="2">Design criteria and considerations</text:h>
      <text:p text:style-name="P12"/>
      <text:list xml:id="list7933434110158658633" text:style-name="L1">
        <text:list-item>
          <text:p text:style-name="P29">Uses the <text:span text:style-name="Class_20_Variables"><text:span text:style-name="T5">Std</text:span></text:span><text:span text:style-name="Class_20_Variables"><text:span text:style-name="T6">\</text:span></text:span><text:span text:style-name="Class_20_Variables"><text:span text:style-name="T5">Convert</text:span></text:span> namespace;</text:p>
        </text:list-item>
        <text:list-item>
          <text:p text:style-name="P29">Uses the <text:span text:style-name="Class_20_Variables"><text:span text:style-name="T6">Std</text:span></text:span><text:span text:style-name="Class_20_Variables">\Exception</text:span> and <text:span text:style-name="Class_20_Variables">Error</text:span> classes to throw exceptions upon error.</text:p>
        </text:list-item>
      </text:list>
      <text:p text:style-name="Standard"/>
      <text:p text:style-name="Standard"/>
      <text:h text:style-name="P42" text:outline-level="4">Static Class Methods</text:h>
      <text:h text:style-name="Method_20_Listing_20_Title" text:outline-level="4"/>
      <text:p text:style-name="Method_20_Body">The <text:span text:style-name="T1">ClassUtilities\StdConvert</text:span> class contains the following static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Method</text:p>
            </table:table-cell>
            <table:table-cell table:style-name="Table1.B1" office:value-type="string">
              <text:p text:style-name="P2">Description</text:p>
            </table:table-cell>
          </table:table-row>
        </table:table-header-rows>
        <table:table-row>
          <table:table-cell table:style-name="Table1.A2" office:value-type="string">
            <text:p text:style-name="P6">toArray</text:p>
          </table:table-cell>
          <table:table-cell table:style-name="Table1.B2" office:value-type="string">
            <text:p text:style-name="P14">Static class to convert a stdClass object to an array.</text:p>
          </table:table-cell>
        </table:table-row>
        <table:table-row>
          <table:table-cell table:style-name="Table1.A3" office:value-type="string">
            <text:p text:style-name="P6">toStd</text:p>
          </table:table-cell>
          <table:table-cell table:style-name="Table1.B5" office:value-type="string">
            <text:p text:style-name="P14">Static class to convert an array to an stdClass object.</text:p>
          </table:table-cell>
        </table:table-row>
        <table:table-row>
          <table:table-cell table:style-name="Table1.A3" office:value-type="string">
            <text:p text:style-name="P6">fromObject</text:p>
          </table:table-cell>
          <table:table-cell table:style-name="Table1.B5" office:value-type="string">
            <text:p text:style-name="P14">Static class to convert an object to a stdClass object.</text:p>
          </table:table-cell>
        </table:table-row>
        <table:table-row>
          <table:table-cell table:style-name="Table1.A3" office:value-type="string">
            <text:p text:style-name="P6">fromStd</text:p>
          </table:table-cell>
          <table:table-cell table:style-name="Table1.B5" office:value-type="string">
            <text:p text:style-name="P14">Static class to convert an stdClass object to a specified object.</text:p>
          </table:table-cell>
        </table:table-row>
      </table:table>
      <text:p text:style-name="Standard"/>
      <text:p text:style-name="Standard"/>
      <text:h text:style-name="P34" text:outline-level="5"><text:bookmark-start text:name="register"/>t<text:bookmark-end text:name="register"/>oArray</text:h>
      <text:p text:style-name="Method_20_Body"/>
      <text:p text:style-name="Method_20_Body">Converts a <text:span text:style-name="T1">PHP stdClass</text:span> object to an array.</text:p>
      <text:p text:style-name="Method_20_Body"/>
      <text:p text:style-name="P9">Algorithm</text:p>
      <text:list xml:id="list8248054158441336216" text:style-name="L2">
        <text:list-item>
          <text:p text:style-name="P35">Accept <text:span text:style-name="Class_20_Variables">object</text:span> as an stdClass (or subclass) object to convert to an array;</text:p>
        </text:list-item>
        <text:list-item>
          <text:p text:style-name="P35">accept<text:span text:style-name="Class_20_Variables"> recurse</text:span> as an optional boolean variable indicating whether or not recursion is allowed (if true);</text:p>
        </text:list-item>
        <text:list-item>
          <text:p text:style-name="P35">if <text:span text:style-name="Class_20_Variables">object</text:span> is a class object, goto step <text:span text:style-name="T1">5</text:span>;</text:p>
        </text:list-item>
        <text:list-item>
          <text:p text:style-name="P35">exit with error notification;</text:p>
        </text:list-item>
        <text:list-item>
          <text:p text:style-name="P35">if <text:span text:style-name="Class_20_Variables">object</text:span> is not an instance of the <text:span text:style-name="Class_20_Variables">stdClass</text:span> class, goto step <text:span text:style-name="T1">4</text:span>;</text:p>
        </text:list-item>
        <text:list-item>
          <text:p text:style-name="P35">recast <text:span text:style-name="Class_20_Variables"><text:span text:style-name="T4">object</text:span></text:span> as an array and store in <text:span text:style-name="Class_20_Variables">array</text:span>;</text:p>
        </text:list-item>
        <text:list-item>
          <text:p text:style-name="P35">if <text:span text:style-name="Class_20_Variables">recurse</text:span> is false, goto step <text:span text:style-name="T1">18</text:span>;</text:p>
        </text:list-item>
        <text:list-item>
          <text:p text:style-name="P35">set the <text:span text:style-name="Class_20_Variables"><text:span text:style-name="T4">array</text:span></text:span> array pointer to the first element in <text:span text:style-name="Class_20_Variables"><text:span text:style-name="T4">array</text:span></text:span>;</text:p>
        </text:list-item>
        <text:list-item>
          <text:p text:style-name="P35">set <text:span text:style-name="Class_20_Variables">name</text:span> to the <text:span text:style-name="Class_20_Variables">array</text:span> array pointer;</text:p>
        </text:list-item>
        <text:list-item>
          <text:p text:style-name="P35">set <text:span text:style-name="Class_20_Variables">value</text:span> to the value of the current<text:span text:style-name="Class_20_Variables"> array</text:span> array pointer;</text:p>
        </text:list-item>
        <text:list-item>
          <text:p text:style-name="P35">if <text:span text:style-name="Class_20_Variables">value</text:span> is not an <text:span text:style-name="Class_20_Variables"><text:span text:style-name="T7">object</text:span></text:span>, goto step <text:span text:style-name="T1">15</text:span>;</text:p>
        </text:list-item>
        <text:list-item>
          <text:p text:style-name="P35">if <text:span text:style-name="Class_20_Variables">value</text:span> is not an instance (or a subclass) of the <text:span text:style-name="T1">PHP stdClass</text:span>, goto step <text:span text:style-name="T1">15</text:span>;</text:p>
        </text:list-item>
        <text:list-item>
          <text:p text:style-name="P35">call (recurse) the <text:span text:style-name="Class_20_Variables">toArray</text:span> method of the current class;</text:p>
        </text:list-item>
        <text:list-item>
          <text:p text:style-name="P35">store the result in the current <text:span text:style-name="Class_20_Variables">array</text:span> array element;</text:p>
        </text:list-item>
        <text:list-item>
          <text:p text:style-name="P35">if the <text:span text:style-name="Class_20_Variables">array</text:span> array pointer is the last <text:span text:style-name="Class_20_Variables">array</text:span> element, goto step <text:span text:style-name="T1">18</text:span>;</text:p>
        </text:list-item>
        <text:list-item>
          <text:p text:style-name="P35">move the <text:span text:style-name="Class_20_Variables">array</text:span> array pointer to the next <text:span text:style-name="Class_20_Variables">array</text:span> element;</text:p>
        </text:list-item>
        <text:list-item>
          <text:p text:style-name="P35">goto step <text:span text:style-name="T1">9</text:span>;</text:p>
        </text:list-item>
        <text:list-item>
          <text:p text:style-name="P35">return <text:span text:style-name="Class_20_Variables">array</text:span>.</text:p>
          <text:p text:style-name="P35"/>
        </text:list-item>
      </text:list>
      <text:p text:style-name="P9">Implementation</text:p>
      <text:p text:style-name="Method_20_Body"/>
      <text:p text:style-name="P4">/**</text:p>
      <text:p text:style-name="P4"><text:s/>* toArray</text:p>
      <text:p text:style-name="P4"><text:s/>*</text:p>
      <text:p text:style-name="P4"><text:s/>* Static class to convert a stdClass object to an array</text:p>
      <text:p text:style-name="P5"><text:s/>* <text:span text:style-name="T1">@param</text:span> object $object = an stdClass (or stdClass subclass) object to convert </text:p>
      <text:p text:style-name="P5"><text:s/>*<text:tab/><text:tab/><text:tab/><text:tab/> to an array</text:p>
      <text:p text:style-name="P5"><text:s/>* <text:span text:style-name="T1">@param</text:span> boolean $recurse = (optional) boolean indicating ok to recurse if true,</text:p>
      <text:p text:style-name="P5"><text:s/>* <text:tab/><text:tab/><text:tab/><text:tab/> <text:s text:c="2"/>else not ok</text:p>
      <text:p text:style-name="P4"><text:s/>* <text:span text:style-name="T1">@return</text:span> array $array</text:p>
      <text:p text:style-name="P4"><text:s/>*/</text:p>
      <text:p text:style-name="P4">static public function toArray($object, $recurse=true)</text:p>
      <text:p text:style-name="P4">{</text:p>
      <text:p text:style-name="P4"><text:tab/>if (! is_object($object))</text:p>
      <text:p text:style-name="P4"><text:tab/>{</text:p>
      <text:p text:style-name="P4"><text:tab/><text:tab/>throw new Exception('ObjectExpected');</text:p>
      <text:p text:style-name="P4"><text:tab/>}</text:p>
      <text:p text:style-name="P4"/>
      <text:p text:style-name="P4"><text:tab/>if (! ($object instanceof \stdClass))</text:p>
      <text:p text:style-name="P4"><text:tab/>{</text:p>
      <text:p text:style-name="P4"><text:tab/><text:tab/>throw new Exception('InvalidClassObject');</text:p>
      <text:p text:style-name="P4"><text:tab/>}</text:p>
      <text:p text:style-name="P4"/>
      <text:p text:style-name="P4"><text:tab/>$array = (array)$object;</text:p>
      <text:p text:style-name="P4"><text:tab/><text:tab/></text:p>
      <text:p text:style-name="P4"/>
      <text:p text:style-name="P19"><text:tab/>if ($recurse)</text:p>
      <text:p text:style-name="P4"><text:tab/>{</text:p>
      <text:p text:style-name="P4"><text:tab/><text:tab/>foreach($array as $name =&gt; $value)</text:p>
      <text:p text:style-name="P4"><text:tab/><text:tab/>{</text:p>
      <text:p text:style-name="P4"><text:tab/><text:tab/><text:tab/>if (is_object($value) &amp;&amp; ((get_class($value) == 'stdClass') ||</text:p>
      <text:p text:style-name="P4"><text:tab/><text:tab/><text:tab/> <text:s text:c="25"/>is_subclass_of($value, 'stdClass')))</text:p>
      <text:p text:style-name="P4"><text:tab/><text:tab/><text:tab/>{</text:p>
      <text:p text:style-name="P4"><text:tab/><text:tab/><text:tab/><text:tab/>$array[$name] = self::toArray($value);</text:p>
      <text:p text:style-name="P4"><text:tab/><text:tab/><text:tab/>}</text:p>
      <text:p text:style-name="P4"><text:tab/><text:tab/>}</text:p>
      <text:p text:style-name="P4"><text:tab/>}</text:p>
      <text:p text:style-name="P4"/>
      <text:p text:style-name="P4"><text:tab/>return $array;</text:p>
      <text:p text:style-name="P4">}</text:p>
      <text:p text:style-name="P17"/>
      <text:p text:style-name="P9">Narrative</text:p>
      <text:p text:style-name="Method_20_Body"/>
      <text:p text:style-name="Method_20_Body">The <text:span text:style-name="Class_20_Variables">toArray</text:span> method expects a single, mandatory parameter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arameter</text:p>
          </table:table-cell>
          <table:table-cell table:style-name="Table10.B1" office:value-type="string">
            <text:p text:style-name="P2">Description</text:p>
          </table:table-cell>
        </table:table-row>
        <table:table-row>
          <table:table-cell table:style-name="Table10.A2" office:value-type="string">
            <text:p text:style-name="P3">$object</text:p>
          </table:table-cell>
          <table:table-cell table:style-name="Table10.B2" office:value-type="string">
            <text:p text:style-name="Standard">A <text:span text:style-name="T1">PHP stdClass</text:span> (or subclass) object to convert to an array.</text:p>
          </table:table-cell>
        </table:table-row>
      </table:table>
      <text:p text:style-name="Method_20_Body"/>
      <text:p text:style-name="Method_20_Body">and a single, optional parameter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Parameter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3">$recurse</text:p>
          </table:table-cell>
          <table:table-cell table:style-name="Table2.B2" office:value-type="string">
            <text:p text:style-name="P15">A boolean indicating ok to recurse if true.</text:p>
          </table:table-cell>
        </table:table-row>
      </table:table>
      <text:p text:style-name="Method_20_Body"/>
      <text:p text:style-name="Method_20_Body">The <text:span text:style-name="Class_20_Variables">$object</text:span> parameter is passed to the <text:span text:style-name="T1">PHP is_class</text:span> function. <text:s/>If the result is not true,</text:p>
      <text:p text:style-name="Method_20_Body"/>
      <text:p text:style-name="P21">an '<text:span text:style-name="T10">ObjectExpected</text:span>' exception is thrown.</text:p>
      <text:p text:style-name="P21"/>
      <text:p text:style-name="Method_20_Body">The <text:span text:style-name="Class_20_Variables">$object</text:span> parameter and <text:span text:style-name="T10">\stdClass</text:span> class name is passed to the <text:span text:style-name="T1">PHP instanceof</text:span> directive. <text:s/>If the result is not true (not an instance of the <text:span text:style-name="T1">PHP stdClass</text:span>), </text:p>
      <text:p text:style-name="Method_20_Body"/>
      <text:p text:style-name="P21">an '<text:span text:style-name="T10">InvalidClassObject</text:span>' exception is thrown.</text:p>
      <text:p text:style-name="P21"/>
      <text:p text:style-name="Method_20_Body">The <text:span text:style-name="Class_20_Variables">$object</text:span> parameter is recast to an array and the result stored in the <text:span text:style-name="Class_20_Variables">$array </text:span><text:span text:style-name="Class_20_Variables"><text:span text:style-name="T7">m</text:span></text:span>ethod variable.</text:p>
      <text:p text:style-name="Method_20_Body"/>
      <text:p text:style-name="Method_20_Body">If the <text:span text:style-name="Class_20_Variables">$recurse</text:span> parameter is true,</text:p>
      <text:p text:style-name="Method_20_Body"/>
      <text:p text:style-name="P21">a control loop is entered,</text:p>
      <text:p text:style-name="Method_20_Body"/>
      <text:p text:style-name="P24">the <text:span text:style-name="Class_20_Variables">$name</text:span> (index) method variable and <text:span text:style-name="Class_20_Variables">$value</text:span> (value) method variable is extracted from the current element of <text:span text:style-name="Class_20_Variables">$array</text:span>;</text:p>
      <text:p text:style-name="P21"/>
      <text:p text:style-name="P24">if the result of passing the <text:span text:style-name="Class_20_Variables">$value</text:span> method variable to the <text:span text:style-name="T1">PHP is_object</text:span> function is true, </text:p>
      <text:p text:style-name="P22"/>
      <text:p text:style-name="P25"><text:soft-page-break/>and</text:p>
      <text:p text:style-name="P21"><text:s/></text:p>
      <text:p text:style-name="P26">the result of passing the <text:span text:style-name="Class_20_Variables">$name</text:span> method variable to the <text:span text:style-name="Class_20_Variables"><text:span text:style-name="T8">PHP get_class</text:span></text:span> function is '<text:span text:style-name="T10">stdClass</text:span>', </text:p>
      <text:p text:style-name="P25"/>
      <text:p text:style-name="P26"><text:span text:style-name="T1">or</text:span> </text:p>
      <text:p text:style-name="P21"/>
      <text:p text:style-name="P26">the result of passing the <text:span text:style-name="Class_20_Variables">$value</text:span> method variable and a '<text:span text:style-name="T10">\stdClass</text:span>' literal is passed to the <text:span text:style-name="T1">PHP is_subclass_of</text:span> function is true,</text:p>
      <text:p text:style-name="P21"/>
      <text:p text:style-name="P24">pass the <text:span text:style-name="Class_20_Variables">$value</text:span> method variable to the <text:span text:style-name="Class_20_Variables">toArray</text:span> method of the current class (recurse) and assign the result to the <text:span text:style-name="Class_20_Variables">$name</text:span> method variable element of the <text:span text:style-name="Class_20_Variables">$array</text:span> method variable.</text:p>
      <text:p text:style-name="P21"/>
      <text:p text:style-name="P24">If there are no more elements left to process in the <text:span text:style-name="Class_20_Variables">$array</text:span> method variable, exit the control loop.</text:p>
      <text:p text:style-name="P21"/>
      <text:p text:style-name="Method_20_Body">Return the <text:span text:style-name="Class_20_Variables">$array</text:span> method variable.</text:p>
      <text:p text:style-name="Method_20_Body"/>
      <text:p text:style-name="Method_20_Body"/>
      <text:p text:style-name="Method_20_Body"/>
      <text:h text:style-name="P34" text:outline-level="5"><text:bookmark-start text:name="unRegister"/>t<text:bookmark-end text:name="unRegister"/>oStd</text:h>
      <text:p text:style-name="Method_20_Body"/>
      <text:p text:style-name="P10">Static class to convert an array to a <text:span text:style-name="T1">PHP stdClass</text:span> object</text:p>
      <text:p text:style-name="P16"/>
      <text:p text:style-name="P9">Algorithm</text:p>
      <text:list xml:id="list3971200332028353950" text:style-name="L3">
        <text:list-item>
          <text:p text:style-name="P36">Accept <text:span text:style-name="Class_20_Variables">array</text:span> as a <text:span text:style-name="T1">PHP stdClass</text:span> (or subclass) object to convert to an array;</text:p>
        </text:list-item>
        <text:list-item>
          <text:p text:style-name="P36">accept<text:span text:style-name="Class_20_Variables"> recurse</text:span> as an optional boolean variable indicating whether or not recursion is allowed (if true);</text:p>
        </text:list-item>
        <text:list-item>
          <text:p text:style-name="P36">if <text:span text:style-name="Class_20_Variables">array</text:span> is an array, goto step <text:span text:style-name="T1">5</text:span>;</text:p>
        </text:list-item>
        <text:list-item>
          <text:p text:style-name="P36">exit with error notification;</text:p>
        </text:list-item>
        <text:list-item>
          <text:p text:style-name="P36">if <text:span text:style-name="Class_20_Variables">recurse</text:span> is false, goto step <text:span text:style-name="T1">15</text:span>;</text:p>
        </text:list-item>
        <text:list-item>
          <text:p text:style-name="P36">set the <text:span text:style-name="Class_20_Variables"><text:span text:style-name="T4">array</text:span></text:span> array pointer to the first element in <text:span text:style-name="Class_20_Variables"><text:span text:style-name="T4">array</text:span></text:span>;</text:p>
        </text:list-item>
        <text:list-item>
          <text:p text:style-name="P36">if the <text:span text:style-name="Class_20_Variables">array</text:span> array pointer is greater than the last <text:span text:style-name="Class_20_Variables">array</text:span> element, goto step <text:span text:style-name="T1">15</text:span>;</text:p>
        </text:list-item>
        <text:list-item>
          <text:p text:style-name="P36">set <text:span text:style-name="Class_20_Variables">name</text:span> to the <text:span text:style-name="Class_20_Variables">array</text:span> array pointer;</text:p>
        </text:list-item>
        <text:list-item>
          <text:p text:style-name="P36">set <text:span text:style-name="Class_20_Variables">value</text:span> to the value of the current<text:span text:style-name="Class_20_Variables"> array</text:span> array pointer;</text:p>
        </text:list-item>
        <text:list-item>
          <text:p text:style-name="P36">if <text:span text:style-name="Class_20_Variables">value</text:span> is not an <text:span text:style-name="Class_20_Variables"><text:span text:style-name="T7">array</text:span></text:span>, goto step <text:span text:style-name="T1">13</text:span>;</text:p>
        </text:list-item>
        <text:list-item>
          <text:p text:style-name="P36">call the <text:span text:style-name="Class_20_Variables">toStd</text:span> method of the current class (recurse);</text:p>
        </text:list-item>
        <text:list-item>
          <text:p text:style-name="P36">store the result in the current <text:span text:style-name="Class_20_Variables">array</text:span> array element;</text:p>
        </text:list-item>
        <text:list-item>
          <text:p text:style-name="P36">move the <text:span text:style-name="Class_20_Variables">array</text:span> array pointer to the next <text:span text:style-name="Class_20_Variables">array</text:span> element;</text:p>
        </text:list-item>
        <text:list-item>
          <text:p text:style-name="P36">goto step <text:span text:style-name="T1">7</text:span>;</text:p>
        </text:list-item>
        <text:list-item>
          <text:p text:style-name="P36">cast <text:span text:style-name="Class_20_Variables">array</text:span> to an object and return the result.</text:p>
          <text:p text:style-name="P39"/>
        </text:list-item>
      </text:list>
      <text:p text:style-name="P9">Implementation</text:p>
      <text:p text:style-name="Method_20_Body"/>
      <text:p text:style-name="P4">/**</text:p>
      <text:p text:style-name="P4"><text:s/>* toStd</text:p>
      <text:p text:style-name="P4"><text:s/>*</text:p>
      <text:p text:style-name="P4"><text:s/>* Static class to convert an array to an stdClass object</text:p>
      <text:p text:style-name="P4"><text:s/>* <text:span text:style-name="T1">@param</text:span> array $array = an array to convert to a stdClass</text:p>
      <text:p text:style-name="P5"><text:s/>* <text:span text:style-name="T1">@param</text:span> boolean $recurse = (optional) boolean indicating ok to recurse if true,</text:p>
      <text:p text:style-name="P5"><text:s/>*<text:tab/><text:tab/><text:tab/><text:tab/> <text:s text:c="2"/>else not ok</text:p>
      <text:p text:style-name="P4"><text:s/>* <text:span text:style-name="T1">@return</text:span> object $class</text:p>
      <text:p text:style-name="P4"><text:s/>*/</text:p>
      <text:p text:style-name="P4">static public function toStd($array, $recurse=true)</text:p>
      <text:p text:style-name="P4">{</text:p>
      <text:p text:style-name="P4"><text:tab/>if (! is_array($array))</text:p>
      <text:p text:style-name="P4"><text:tab/>{</text:p>
      <text:p text:style-name="P4"><text:tab/><text:tab/>throw new Exception('ArrayVariableExpected');</text:p>
      <text:p text:style-name="P4"><text:tab/>}</text:p>
      <text:p text:style-name="P4"/>
      <text:p text:style-name="P4"><text:tab/>if ($recurse)</text:p>
      <text:p text:style-name="P4"><text:tab/>{</text:p>
      <text:p text:style-name="P4"><text:tab/><text:tab/>foreach($array as $name =&gt; $value)</text:p>
      <text:p text:style-name="P4"><text:tab/><text:tab/>{</text:p>
      <text:p text:style-name="P4"><text:tab/><text:tab/><text:tab/>if (is_array($value))</text:p>
      <text:p text:style-name="P4"><text:tab/><text:tab/><text:tab/>{</text:p>
      <text:p text:style-name="P4"><text:tab/><text:tab/><text:tab/><text:tab/>$array[$name] = self::toStd($value);</text:p>
      <text:p text:style-name="P4"><text:tab/><text:tab/><text:tab/>}</text:p>
      <text:p text:style-name="P4"><text:tab/><text:tab/>}</text:p>
      <text:p text:style-name="P4"><text:tab/>}</text:p>
      <text:p text:style-name="P4"/>
      <text:p text:style-name="P4"><text:tab/>return (object)$array;</text:p>
      <text:p text:style-name="P4">}</text:p>
      <text:p text:style-name="Method_20_Body"/>
      <text:p text:style-name="P9"/>
      <text:p text:style-name="P18">Narrative</text:p>
      <text:p text:style-name="Method_20_Body"/>
      <text:p text:style-name="Method_20_Body">The <text:span text:style-name="Class_20_Variables">toStd</text:span> method expects a single, mandatory parameter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Parameter</text:p>
          </table:table-cell>
          <table:table-cell table:style-name="Table3.B1" office:value-type="string">
            <text:p text:style-name="P2">Description</text:p>
          </table:table-cell>
        </table:table-row>
        <table:table-row>
          <table:table-cell table:style-name="Table3.A2" office:value-type="string">
            <text:p text:style-name="P3">$array</text:p>
          </table:table-cell>
          <table:table-cell table:style-name="Table3.B2" office:value-type="string">
            <text:p text:style-name="Standard">An array to convert to a <text:span text:style-name="T1">PHP stdClass</text:span>.</text:p>
          </table:table-cell>
        </table:table-row>
      </table:table>
      <text:p text:style-name="Method_20_Body"/>
      <text:p text:style-name="Method_20_Body">and a single, optional parameter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Parameter</text:p>
          </table:table-cell>
          <table:table-cell table:style-name="Table4.B1" office:value-type="string">
            <text:p text:style-name="P2">Description</text:p>
          </table:table-cell>
        </table:table-row>
        <table:table-row>
          <table:table-cell table:style-name="Table4.A2" office:value-type="string">
            <text:p text:style-name="P3">$recurse</text:p>
          </table:table-cell>
          <table:table-cell table:style-name="Table4.B2" office:value-type="string">
            <text:p text:style-name="P15">A boolean indicating ok to recurse if true.</text:p>
          </table:table-cell>
        </table:table-row>
      </table:table>
      <text:p text:style-name="Method_20_Body"/>
      <text:p text:style-name="Method_20_Body">The <text:span text:style-name="Class_20_Variables">$array</text:span> parameter is passed to the <text:span text:style-name="T1">PHP is_array</text:span> function. <text:s/>If a false is returned an exception is thrown.</text:p>
      <text:p text:style-name="Method_20_Body"/>
      <text:p text:style-name="Method_20_Body">If the <text:span text:style-name="Class_20_Variables">$recurse</text:span> parameter is true,</text:p>
      <text:p text:style-name="Method_20_Body"/>
      <text:p text:style-name="P21">a control loop is entered,</text:p>
      <text:p text:style-name="Method_20_Body"/>
      <text:p text:style-name="P24">If there are no more elements left to process in the <text:span text:style-name="Class_20_Variables">$array </text:span><text:span text:style-name="Class_20_Variables"><text:span text:style-name="T7">parameter</text:span></text:span>, exit the control loop;</text:p>
      <text:p text:style-name="P24"/>
      <text:p text:style-name="P24">the <text:span text:style-name="Class_20_Variables">$name</text:span> (index) method variable and <text:span text:style-name="Class_20_Variables">$value</text:span> (value) method variable is extracted from the current element of <text:span text:style-name="Class_20_Variables">$array</text:span>;</text:p>
      <text:p text:style-name="P21"/>
      <text:p text:style-name="P24">if the result of passing the <text:span text:style-name="Class_20_Variables">$value</text:span> method variable to the <text:span text:style-name="T1">PHP is_array</text:span> function is true, </text:p>
      <text:p text:style-name="P22"/>
      <text:p text:style-name="P24">pass the <text:span text:style-name="Class_20_Variables">$value</text:span> method variable to the <text:span text:style-name="Class_20_Variables">toStd</text:span> method of the current class (recurse) and assign the result to the <text:span text:style-name="Class_20_Variables">$name</text:span> method variable element of the <text:span text:style-name="Class_20_Variables">$array</text:span> parameter;</text:p>
      <text:p text:style-name="P21"/>
      <text:p text:style-name="P24">loop;</text:p>
      <text:p text:style-name="P24"/>
      <text:p text:style-name="Method_20_Body">Recast the <text:span text:style-name="Class_20_Variables">$array</text:span> parameter to an object and return the result.</text:p>
      <text:p text:style-name="P14"/>
      <text:p text:style-name="Method_20_Body"/>
      <text:p text:style-name="Method_20_Body"/>
      <text:h text:style-name="P34" text:outline-level="5"><text:bookmark-start text:name="exists"/>f<text:bookmark-end text:name="exists"/>romObject</text:h>
      <text:p text:style-name="Method_20_Body"/>
      <text:p text:style-name="Method_20_Body">Static class to convert an object to a <text:span text:style-name="T1">PHP stdClass</text:span> object.</text:p>
      <text:p text:style-name="Method_20_Body"/>
      <text:p text:style-name="P9">Algorithm</text:p>
      <text:list xml:id="list2097545874401465315" text:style-name="L4">
        <text:list-item>
          <text:p text:style-name="P37">Accept <text:span text:style-name="Class_20_Variables">object</text:span> as a PHP class object to convert to a <text:span text:style-name="T1">PHP stdClass</text:span> object;</text:p>
        </text:list-item>
        <text:list-item>
          <text:p text:style-name="P37">if <text:span text:style-name="Class_20_Variables">object</text:span> is a class object, goto step <text:span text:style-name="T1">4</text:span>;</text:p>
        </text:list-item>
        <text:list-item>
          <text:p text:style-name="P37">exit with error notification;</text:p>
        </text:list-item>
        <text:list-item>
          <text:p text:style-name="P37">create an instance of the <text:span text:style-name="T1">PHP stdClass</text:span> and assign it to <text:span text:style-name="Class_20_Variables">stdClass</text:span>;</text:p>
        </text:list-item>
        <text:list-item>
          <text:p text:style-name="P37">create an instance of the <text:span text:style-name="T1">PHP ReflectionObject</text:span> and pass it <text:span text:style-name="Class_20_Variables">object</text:span> as a parameter;</text:p>
        </text:list-item>
        <text:list-item>
          <text:p text:style-name="P37">assign the new instance to <text:span text:style-name="Class_20_Variables">reflection</text:span>;</text:p>
        </text:list-item>
        <text:list-item>
          <text:p text:style-name="P37">call the <text:span text:style-name="Class_20_Variables">getProperties</text:span> method of <text:span text:style-name="Class_20_Variables">reflection</text:span> and assign the resulting array to <text:span text:style-name="Class_20_Variables">properties</text:span>;</text:p>
        </text:list-item>
        <text:list-item>
          <text:p text:style-name="P37">set the <text:span text:style-name="Class_20_Variables"><text:span text:style-name="T4">properties</text:span></text:span> array pointer to the first element in <text:span text:style-name="Class_20_Variables"><text:span text:style-name="T4">properties</text:span></text:span>;</text:p>
        </text:list-item>
        <text:list-item>
          <text:p text:style-name="P37">if the <text:span text:style-name="Class_20_Variables">properties</text:span> array pointer is greater than the last <text:span text:style-name="Class_20_Variables">properties</text:span> element, goto step <text:span text:style-name="T1">20</text:span>;</text:p>
        </text:list-item>
        <text:list-item>
          <text:p text:style-name="P37">set <text:span text:style-name="Class_20_Variables">property</text:span> to the value of the current<text:span text:style-name="Class_20_Variables"> properties</text:span> array pointer;</text:p>
        </text:list-item>
        <text:list-item>
          <text:p text:style-name="P37">call the <text:span text:style-name="Class_20_Variables">isProtected</text:span> method of <text:span text:style-name="Class_20_Variables">property</text:span>;</text:p>
        </text:list-item>
        <text:list-item>
          <text:p text:style-name="P37">if the result is true, goto step <text:span text:style-name="T1">15</text:span>;</text:p>
        </text:list-item>
        <text:list-item>
          <text:p text:style-name="P37">call the <text:span text:style-name="Class_20_Variables">isPrivate</text:span> method of property;</text:p>
        </text:list-item>
        <text:list-item>
          <text:p text:style-name="P37">if the result is false, goto step <text:span text:style-name="T1">16</text:span>;</text:p>
        </text:list-item>
        <text:list-item>
          <text:p text:style-name="P37">pass a boolean true to the <text:span text:style-name="Class_20_Variables">setAccessible</text:span> method of property;</text:p>
        </text:list-item>
        <text:list-item>
          <text:p text:style-name="P37">call the <text:span text:style-name="Class_20_Variables">getName</text:span> method of <text:span text:style-name="Class_20_Variables">property</text:span> and assign the result to <text:span text:style-name="Class_20_Variables">name</text:span>;</text:p>
        </text:list-item>
        <text:list-item>
          <text:p text:style-name="P37">pass <text:span text:style-name="Class_20_Variables">object</text:span> to the <text:span text:style-name="Class_20_Variables">getValue</text:span> method of <text:span text:style-name="Class_20_Variables">property</text:span> and assign to the <text:span text:style-name="Class_20_Variables">name</text:span> property of <text:span text:style-name="Class_20_Variables">stdClass</text:span>;</text:p>
        </text:list-item>
        <text:list-item>
          <text:p text:style-name="P37">move the <text:span text:style-name="Class_20_Variables">properties</text:span> array pointer to the next element in <text:span text:style-name="Class_20_Variables">properties</text:span>;</text:p>
        </text:list-item>
        <text:list-item>
          <text:p text:style-name="P37">goto step <text:span text:style-name="T1">9</text:span>;</text:p>
        </text:list-item>
        <text:list-item>
          <text:p text:style-name="P37">return <text:span text:style-name="Class_20_Variables">stdClass</text:span>.</text:p>
          <text:p text:style-name="P40"/>
        </text:list-item>
      </text:list>
      <text:p text:style-name="P9">Implementation</text:p>
      <text:p text:style-name="Method_20_Body"/>
      <text:p text:style-name="P4">/**</text:p>
      <text:p text:style-name="P4"><text:s/>* fromObject</text:p>
      <text:p text:style-name="P4"><text:s/>*</text:p>
      <text:p text:style-name="P4"><text:s/>* Static class to convert an object to a stdClass object</text:p>
      <text:p text:style-name="P4"><text:s/>* <text:span text:style-name="T1">@param</text:span> object $object = an object to convert to an stdClass</text:p>
      <text:p text:style-name="P4"><text:s/>* <text:span text:style-name="T1">@return</text:span> object $stdClass = an stdClass object with all properties accessible</text:p>
      <text:p text:style-name="P4"><text:s/>*/</text:p>
      <text:p text:style-name="P4">static public function fromObject($object)</text:p>
      <text:p text:style-name="P4">{</text:p>
      <text:p text:style-name="P4"><text:tab/>if (! is_object($object))</text:p>
      <text:p text:style-name="P4"><text:tab/>{</text:p>
      <text:p text:style-name="P4"><text:tab/><text:tab/>throw new Exception(Error::code('ObjectExpected'));</text:p>
      <text:p text:style-name="P4"><text:tab/>}</text:p>
      <text:p text:style-name="P4"/>
      <text:p text:style-name="P4"><text:tab/>$stdClass = new \stdClass();</text:p>
      <text:p text:style-name="P4"><text:tab/>$reflection = new \ReflectionObject($object);</text:p>
      <text:p text:style-name="P4"><text:tab/>$properties = $reflection-&gt;getProperties();</text:p>
      <text:p text:style-name="P4"/>
      <text:p text:style-name="P19"><text:tab/>foreach($properties as $property)</text:p>
      <text:p text:style-name="P4"><text:tab/>{</text:p>
      <text:p text:style-name="P4"><text:tab/><text:tab/>if ($property-&gt;isProtected() || $property-&gt;isPrivate())</text:p>
      <text:p text:style-name="P4"><text:tab/><text:tab/>{</text:p>
      <text:p text:style-name="P4"><text:tab/><text:tab/><text:tab/>$property-&gt;setAccessible(true);</text:p>
      <text:p text:style-name="P4"><text:tab/><text:tab/>}</text:p>
      <text:p text:style-name="P4"><text:tab/><text:tab/><text:tab/></text:p>
      <text:p text:style-name="P4"><text:tab/><text:tab/>$stdClass-&gt;{$property-&gt;getName()} = $property-&gt;getValue($object);</text:p>
      <text:p text:style-name="P4"><text:tab/>}</text:p>
      <text:p text:style-name="P4"><text:tab/><text:tab/></text:p>
      <text:p text:style-name="P4"><text:tab/>return $stdClass;</text:p>
      <text:p text:style-name="P4">}</text:p>
      <text:p text:style-name="Method_20_Body"/>
      <text:p text:style-name="P9">Narrative</text:p>
      <text:p text:style-name="Method_20_Body"/>
      <text:p text:style-name="Method_20_Body">The <text:span text:style-name="Class_20_Variables">fromObject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arameter</text:p>
          </table:table-cell>
          <table:table-cell table:style-name="Table5.B1" office:value-type="string">
            <text:p text:style-name="P2">Description</text:p>
          </table:table-cell>
        </table:table-row>
        <table:table-row>
          <table:table-cell table:style-name="Table5.A2" office:value-type="string">
            <text:p text:style-name="P3">$object</text:p>
          </table:table-cell>
          <table:table-cell table:style-name="Table5.B2" office:value-type="string">
            <text:p text:style-name="P8">an object to convert to a <text:span text:style-name="T1">PHP stdClass</text:span>.</text:p>
          </table:table-cell>
        </table:table-row>
      </table:table>
      <text:p text:style-name="Method_20_Body"/>
      <text:p text:style-name="Method_20_Body">The <text:span text:style-name="Class_20_Variables">$object</text:span> parameter is passed to the <text:span text:style-name="T1">PHP is_class</text:span> function. <text:s/>If the result is false, an exception is thrown.</text:p>
      <text:p text:style-name="Method_20_Body"/>
      <text:p text:style-name="Method_20_Body">Create a new instance of the <text:span text:style-name="T1">PHP stdClass</text:span> class and assign the instance to the <text:span text:style-name="Class_20_Variables">$stdClass</text:span> method variable.</text:p>
      <text:p text:style-name="Method_20_Body"/>
      <text:p text:style-name="Method_20_Body">Create a new instance of the <text:span text:style-name="T1">PHP ReflectionObject</text:span> class and pass the <text:span text:style-name="Class_20_Variables">$object</text:span> parameter to it. <text:s/>Assign the new instance to the <text:span text:style-name="Class_20_Variables">$reflection</text:span> method variable.</text:p>
      <text:p text:style-name="Method_20_Body"/>
      <text:p text:style-name="Method_20_Body">Call the <text:span text:style-name="Class_20_Variables">getProperties</text:span> method of the <text:span text:style-name="Class_20_Variables">$reflection</text:span> method variable and assign the resulting array to the <text:span text:style-name="Class_20_Variables">$properties</text:span> method array variable.</text:p>
      <text:p text:style-name="Method_20_Body"/>
      <text:p text:style-name="Method_20_Body">Enter a control loop to iterate through each element of the <text:span text:style-name="Class_20_Variables">$properties</text:span> method array variable, extracting the element to the <text:span text:style-name="Class_20_Variables">$property</text:span> method variable;</text:p>
      <text:p text:style-name="Method_20_Body"/>
      <text:p text:style-name="P21">call the <text:span text:style-name="Class_20_Variables">isProtected</text:span> method of <text:span text:style-name="Class_20_Variables">$property</text:span>;</text:p>
      <text:p text:style-name="P21"/>
      <text:p text:style-name="P24">if the result is false,</text:p>
      <text:p text:style-name="P21"/>
      <text:p text:style-name="P26">call the <text:span text:style-name="T1">isPrivate</text:span> method of <text:span text:style-name="Class_20_Variables">$property</text:span>;</text:p>
      <text:p text:style-name="P26"/>
      <text:p text:style-name="P24">if the result is true,</text:p>
      <text:p text:style-name="P24"/>
      <text:p text:style-name="P26">pass a boolean true to the <text:span text:style-name="Class_20_Variables">setAccissible</text:span> method of <text:span text:style-name="Class_20_Variables">$property</text:span>;</text:p>
      <text:p text:style-name="P26"/>
      <text:p text:style-name="P21">pass the <text:span text:style-name="Class_20_Variables">$object</text:span> parameter to the <text:span text:style-name="Class_20_Variables">getValue</text:span> method of <text:span text:style-name="Class_20_Variables">$property</text:span> and assign the result to the <text:span text:style-name="Class_20_Variables">$stdClass</text:span> property <text:span text:style-name="Class_20_Variables">getName</text:span> method of <text:span text:style-name="Class_20_Variables">$property</text:span>.</text:p>
      <text:p text:style-name="P21"/>
      <text:p text:style-name="Method_20_Body">Return the <text:span text:style-name="Class_20_Variables">$stdClass</text:span> method variable.</text:p>
      <text:p text:style-name="Method_20_Body"/>
      <text:p text:style-name="Method_20_Body"/>
      <text:h text:style-name="P34" text:outline-level="5"><text:bookmark-start text:name="existsAt"/>f<text:bookmark-end text:name="existsAt"/>romStd</text:h>
      <text:p text:style-name="Method_20_Body"/>
      <text:p text:style-name="Method_20_Body"><text:span text:style-name="T12">Static class to convert a </text:span><text:span text:style-name="T13">PHP stdClass</text:span><text:span text:style-name="T12"> object to a specified object</text:span>.</text:p>
      <text:p text:style-name="Method_20_Body"/>
      <text:p text:style-name="P9">Algorithm</text:p>
      <text:list xml:id="list6781917449445559158" text:style-name="L5">
        <text:list-item>
          <text:p text:style-name="P38">Accept <text:span text:style-name="Class_20_Variables">stdClass</text:span> as a <text:span text:style-name="T1">PHP stdClass</text:span> object to covert to a specified object;</text:p>
        </text:list-item>
        <text:list-item>
          <text:p text:style-name="P38">accept <text:span text:style-name="Class_20_Variables">object</text:span> as a string containing the name of the target class or an object of the target class;</text:p>
        </text:list-item>
        <text:list-item>
          <text:p text:style-name="P38">if <text:span text:style-name="Class_20_Variables">stdClass</text:span> is a class object, goto step <text:span text:style-name="T1">5</text:span>;</text:p>
        </text:list-item>
        <text:list-item>
          <text:p text:style-name="P38">exit with error notification;</text:p>
        </text:list-item>
        <text:list-item>
          <text:p text:style-name="P38">if <text:span text:style-name="Class_20_Variables">stdClass</text:span> is an instance of the <text:span text:style-name="T1">PHP stdClass</text:span>, goto step <text:span text:style-name="T1">7</text:span>;</text:p>
        </text:list-item>
        <text:list-item>
          <text:p text:style-name="P38">if <text:span text:style-name="Class_20_Variables">stdClass</text:span> is NOT a subclass of the <text:span text:style-name="T1">PHP stdClass</text:span>, goto step <text:span text:style-name="T1">4</text:span>;</text:p>
        </text:list-item>
        <text:list-item>
          <text:p text:style-name="P38">if <text:span text:style-name="Class_20_Variables">object</text:span> is an object, goto step <text:span text:style-name="T1">10</text:span>;</text:p>
        </text:list-item>
        <text:list-item>
          <text:p text:style-name="P38">if <text:span text:style-name="Class_20_Variables">object</text:span> is not a string, goto step <text:span text:style-name="T1">4</text:span>;</text:p>
        </text:list-item>
        <text:list-item>
          <text:p text:style-name="P38">create an instance of <text:span text:style-name="Class_20_Variables">object</text:span> and assign the new instance to <text:span text:style-name="Class_20_Variables">object</text:span>;</text:p>
        </text:list-item>
        <text:list-item>
          <text:p text:style-name="P38">create an instance of the <text:span text:style-name="T1">PHP ReflectionObject</text:span> and pass it <text:span text:style-name="Class_20_Variables">object</text:span> as a parameter;</text:p>
        </text:list-item>
        <text:list-item>
          <text:p text:style-name="P38">assign the new instance to <text:span text:style-name="Class_20_Variables">reflection</text:span>;</text:p>
        </text:list-item>
        <text:list-item>
          <text:p text:style-name="P38">create an instance of the <text:span text:style-name="T1">PHP ReflectionObject</text:span> and pass it <text:span text:style-name="Class_20_Variables">stdClass</text:span> as a parameter;</text:p>
        </text:list-item>
        <text:list-item>
          <text:p text:style-name="P38">assign the new instance to <text:span text:style-name="Class_20_Variables">source</text:span>;</text:p>
        </text:list-item>
        <text:list-item>
          <text:p text:style-name="P38">call the <text:span text:style-name="Class_20_Variables">getProperties</text:span> method of <text:span text:style-name="Class_20_Variables">source</text:span> and assign the resulting array to <text:span text:style-name="Class_20_Variables">properties</text:span>;</text:p>
        </text:list-item>
        <text:list-item>
          <text:p text:style-name="P38">set the <text:span text:style-name="Class_20_Variables"><text:span text:style-name="T4">properties</text:span></text:span> array pointer to the first element in <text:span text:style-name="Class_20_Variables"><text:span text:style-name="T4">properties</text:span></text:span>;</text:p>
        </text:list-item>
        <text:list-item>
          <text:p text:style-name="P38">if the <text:span text:style-name="Class_20_Variables">properties</text:span> array pointer is greater than the last <text:span text:style-name="Class_20_Variables">properties</text:span> element, goto step <text:span text:style-name="T1">29</text:span>;</text:p>
        </text:list-item>
        <text:list-item>
          <text:p text:style-name="P38">set <text:span text:style-name="Class_20_Variables">property</text:span> to the value of the current<text:span text:style-name="Class_20_Variables"> properties</text:span> array pointer;</text:p>
        </text:list-item>
        <text:list-item>
          <text:p text:style-name="P38">call the <text:span text:style-name="Class_20_Variables">getName</text:span> method of <text:span text:style-name="Class_20_Variables">property</text:span> and assign the result to <text:span text:style-name="Class_20_Variables">name</text:span>;</text:p>
        </text:list-item>
        <text:list-item>
          <text:p text:style-name="P38">pass <text:span text:style-name="Class_20_Variables">name</text:span> to the <text:span text:style-name="Class_20_Variables">hasProperty</text:span> method of <text:span text:style-name="Class_20_Variables">reflection</text:span>;</text:p>
        </text:list-item>
        <text:list-item>
          <text:p text:style-name="P38">if the result is true, goto step <text:span text:style-name="T1">23</text:span>;</text:p>
        </text:list-item>
        <text:list-item>
          <text:p text:style-name="P38">pass <text:span text:style-name="Class_20_Variables">stdClass</text:span> to the <text:span text:style-name="Class_20_Variables">getValue</text:span> method of <text:span text:style-name="Class_20_Variables">property</text:span> and assign to the <text:span text:style-name="Class_20_Variables">name</text:span> property of <text:span text:style-name="Class_20_Variables">object</text:span>;</text:p>
        </text:list-item>
        <text:list-item>
          <text:p text:style-name="P38">goto step <text:span text:style-name="T1">27</text:span>;</text:p>
        </text:list-item>
        <text:list-item>
          <text:p text:style-name="P38">pass <text:span text:style-name="Class_20_Variables">name</text:span> to the <text:span text:style-name="Class_20_Variables">getProperty</text:span> method of <text:span text:style-name="Class_20_Variables">reflection</text:span> and assign <text:span text:style-name="Class_20_Variables">destination</text:span>;</text:p>
        </text:list-item>
        <text:list-item>
          <text:p text:style-name="P38">pass a boolean true to the setAccessible method of destination;</text:p>
        </text:list-item>
        <text:list-item>
          <text:p text:style-name="P38">pass <text:span text:style-name="Class_20_Variables">stdClass</text:span> to the <text:span text:style-name="Class_20_Variables">getValue</text:span> method of <text:span text:style-name="Class_20_Variables">property</text:span> and assign to <text:span text:style-name="Class_20_Variables">value</text:span><text:span text:style-name="Class_20_Variables"><text:span text:style-name="T7">;</text:span></text:span></text:p>
        </text:list-item>
        <text:list-item>
          <text:p text:style-name="P38"><text:span text:style-name="Class_20_Variables"><text:span text:style-name="T7">pass </text:span></text:span><text:span text:style-name="Class_20_Variables"><text:span text:style-name="T9">object</text:span></text:span><text:span text:style-name="Class_20_Variables"><text:span text:style-name="T7"> and </text:span></text:span><text:span text:style-name="Class_20_Variables"><text:span text:style-name="T9">value</text:span></text:span><text:span text:style-name="Class_20_Variables"><text:span text:style-name="T7"> to the </text:span></text:span><text:span text:style-name="Class_20_Variables"><text:span text:style-name="T9">setValue</text:span></text:span><text:span text:style-name="Class_20_Variables"><text:span text:style-name="T7"> method of </text:span></text:span><text:span text:style-name="Class_20_Variables"><text:span text:style-name="T9">destination</text:span></text:span><text:span text:style-name="Class_20_Variables"><text:span text:style-name="T7">;</text:span></text:span></text:p>
        </text:list-item>
        <text:list-item>
          <text:p text:style-name="P38">move the <text:span text:style-name="Class_20_Variables">properties</text:span> array pointer to the next element in <text:span text:style-name="Class_20_Variables">properties</text:span>;</text:p>
        </text:list-item>
        <text:list-item>
          <text:p text:style-name="P38">goto step <text:span text:style-name="T1">16</text:span>;</text:p>
        </text:list-item>
        <text:list-item>
          <text:p text:style-name="P38">return <text:span text:style-name="Class_20_Variables">stdClass</text:span>.</text:p>
        </text:list-item>
      </text:list>
      <text:p text:style-name="P11"/>
      <text:p text:style-name="P11"/>
      <text:p text:style-name="P18">Implementation</text:p>
      <text:p text:style-name="Method_20_Body"/>
      <text:p text:style-name="P4">/**</text:p>
      <text:p text:style-name="P4"><text:s/>* fromStd</text:p>
      <text:p text:style-name="P4"><text:s/>*</text:p>
      <text:p text:style-name="P4"><text:s/>* Static class to convert an stdClass object to a specified object</text:p>
      <text:p text:style-name="P4"><text:s/>* <text:span text:style-name="T1">@param</text:span> object $stdClass = stdClass to convert to a specified object</text:p>
      <text:p text:style-name="P4"><text:s/>* <text:span text:style-name="T1">@param</text:span> object|string $object = class instance or name of the object to create</text:p>
      <text:p text:style-name="P4"><text:s/>* <text:span text:style-name="T1">@return</text:span> object $class</text:p>
      <text:p text:style-name="P4"><text:s/>*/</text:p>
      <text:p text:style-name="P4">static public function fromStd($stdClass, $object)</text:p>
      <text:p text:style-name="P4">{</text:p>
      <text:p text:style-name="P4"><text:tab/>if (! is_object($stdClass))</text:p>
      <text:p text:style-name="P4"><text:tab/>{</text:p>
      <text:p text:style-name="P4"><text:tab/><text:tab/>throw new Exception(Error::code('ObjectExpected'));</text:p>
      <text:p text:style-name="P4"><text:tab/>}</text:p>
      <text:p text:style-name="P4"><text:tab/><text:tab/></text:p>
      <text:p text:style-name="P4"><text:tab/>if ((get_class($stdClass) != 'stdClass') &amp;&amp; </text:p>
      <text:p text:style-name="P4"><text:tab/> <text:s text:c="3"/>(! is_subclass_of($stdClass, 'stdClass')))</text:p>
      <text:p text:style-name="P4"><text:tab/>{</text:p>
      <text:p text:style-name="P4"><text:tab/><text:tab/>throw new Exception(Error::code('stdClassObjectExpected'));</text:p>
      <text:p text:style-name="P4"><text:tab/>}</text:p>
      <text:p text:style-name="P4"/>
      <text:p text:style-name="P4"><text:tab/>if (! is_object($object))</text:p>
      <text:p text:style-name="P4"><text:tab/>{</text:p>
      <text:p text:style-name="P4"><text:tab/><text:tab/>if (! is_string($object))</text:p>
      <text:p text:style-name="P4"><text:tab/><text:tab/>{</text:p>
      <text:p text:style-name="P4"><text:tab/><text:tab/><text:tab/>throw new Exception(Error::code('StringOrObjectExpected'));</text:p>
      <text:p text:style-name="P4"><text:tab/><text:tab/>}</text:p>
      <text:p text:style-name="P4"><text:tab/><text:tab/><text:tab/></text:p>
      <text:p text:style-name="P4"><text:tab/><text:tab/>$object = new $object();</text:p>
      <text:p text:style-name="P4"><text:tab/>}</text:p>
      <text:p text:style-name="P4"/>
      <text:p text:style-name="P4"><text:tab/>$reflection = new \ReflectionObject($object);</text:p>
      <text:p text:style-name="P4"><text:tab/>$source = new \ReflectionObject($stdClass);</text:p>
      <text:p text:style-name="P4"><text:tab/><text:tab/></text:p>
      <text:p text:style-name="P4"><text:tab/>$properties = $source-&gt;getProperties();</text:p>
      <text:p text:style-name="P4"><text:tab/>foreach($properties as $property)</text:p>
      <text:p text:style-name="P4"><text:tab/>{</text:p>
      <text:p text:style-name="P4"><text:tab/><text:tab/>if ($reflection-&gt;hasProperty($property-&gt;getName()))</text:p>
      <text:p text:style-name="P4"><text:tab/><text:tab/>{</text:p>
      <text:p text:style-name="P4"><text:tab/><text:tab/><text:tab/>$destination = $reflection-&gt;getProperty($property-&gt;getName());</text:p>
      <text:p text:style-name="P4"/>
      <text:p text:style-name="P4"><text:tab/><text:tab/><text:tab/>$destination-&gt;setAccessible(true);</text:p>
      <text:p text:style-name="P4"><text:tab/><text:tab/><text:tab/>$destination-&gt;setValue($object, $property-&gt;getValue($stdClass))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$object-&gt;{$property-&gt;getName()} = $property-&gt;getValue($stdClass);</text:p>
      <text:p text:style-name="P4"><text:tab/><text:tab/>}</text:p>
      <text:p text:style-name="P4"><text:tab/>}</text:p>
      <text:p text:style-name="P4"><text:tab/><text:tab/></text:p>
      <text:p text:style-name="P4"><text:tab/>return $object;</text:p>
      <text:p text:style-name="P4">}</text:p>
      <text:p text:style-name="Method_20_Body"/>
      <text:p text:style-name="P9">Narrative</text:p>
      <text:p text:style-name="Method_20_Body"/>
      <text:p text:style-name="Method_20_Body">The <text:span text:style-name="Class_20_Variables">fromStd</text:span> method expects two mandatory parameters:</text:p>
      <text:p text:style-name="Method_20_Body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">Parameter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3">$stdClass</text:p>
          </table:table-cell>
          <table:table-cell table:style-name="Table6.B3" office:value-type="string">
            <text:p text:style-name="P14"><text:span text:style-name="Class_20_Variables">stdClass</text:span> to convert to a specified object</text:p>
          </table:table-cell>
        </table:table-row>
        <table:table-row>
          <table:table-cell table:style-name="Table6.A2" office:value-type="string">
            <text:p text:style-name="P3">$object</text:p>
          </table:table-cell>
          <table:table-cell table:style-name="Table6.B3" office:value-type="string">
            <text:p text:style-name="P14">class instance or name of the object to create</text:p>
          </table:table-cell>
        </table:table-row>
      </table:table>
      <text:p text:style-name="Method_20_Body"/>
      <text:p text:style-name="Method_20_Body">Pass the <text:span text:style-name="Class_20_Variables">$stdClass</text:span> parameter to the <text:span text:style-name="T1">PHP is_object</text:span> function. <text:s/>If the result is false, throw an exception.</text:p>
      <text:p text:style-name="Method_20_Body"/>
      <text:p text:style-name="Method_20_Body">Pass the <text:span text:style-name="Class_20_Variables">$stdClass</text:span> parameter to the <text:span text:style-name="T1">PHP get_class</text:span> function. <text:s/>If the result is not 'stdClass', throw an exception.</text:p>
      <text:h text:style-name="Coding_20_Title" text:outline-level="3"/>
      <text:p text:style-name="Method_20_Body">Pass '<text:span text:style-name="T11">stdClass</text:span>' and the <text:span text:style-name="Class_20_Variables">$stdClass</text:span> parameter to the <text:span text:style-name="T1">PHP is_subclass_of</text:span> function. <text:s/>If the result is false, throw an exception.</text:p>
      <text:p text:style-name="Method_20_Body"/>
      <text:p text:style-name="Method_20_Body">Pass the <text:span text:style-name="Class_20_Variables">$object</text:span> parameter to the <text:span text:style-name="T1">PHP is_object</text:span> function. <text:s/>If the result is false,</text:p>
      <text:p text:style-name="Method_20_Body"/>
      <text:p text:style-name="P21">pass the <text:span text:style-name="Class_20_Variables">$object</text:span> parameter to the <text:span text:style-name="T1">PHP is_string</text:span> function. <text:s/>If the result is false, throw an exception;</text:p>
      <text:p text:style-name="P21"/>
      <text:p text:style-name="P21">create a new instance of the <text:span text:style-name="Class_20_Variables">$object</text:span> parameter class and assign the new instance to the <text:span text:style-name="Class_20_Variables">$object</text:span> parameter.</text:p>
      <text:p text:style-name="Method_20_Body"/>
      <text:p text:style-name="Method_20_Body">Create a new instance of the <text:span text:style-name="Class_20_Variables">PHP ReflectionObject</text:span> class and pass the <text:span text:style-name="Class_20_Variables">$object</text:span> parameter to it. <text:s/>Assign the new instance to the <text:span text:style-name="Class_20_Variables">$reflection</text:span> method variable.</text:p>
      <text:p text:style-name="Method_20_Body"/>
      <text:p text:style-name="Method_20_Body">Create a new instance of the <text:span text:style-name="Class_20_Variables">PHP ReflectionObject</text:span> class and pass the <text:span text:style-name="Class_20_Variables">$stdClass</text:span> parameter to it. <text:s/>Assign the new instance to the <text:span text:style-name="Class_20_Variables">$source</text:span> method variable.</text:p>
      <text:p text:style-name="Method_20_Body"/>
      <text:p text:style-name="Method_20_Body">Call the <text:span text:style-name="Class_20_Variables">getProperties</text:span> method of the <text:span text:style-name="Class_20_Variables">$source</text:span> method variable and assign the resulting array to the <text:span text:style-name="Class_20_Variables">$properties</text:span> method array variable.</text:p>
      <text:p text:style-name="Method_20_Body"/>
      <text:p text:style-name="Method_20_Body">Enter a control loop to iterate through each element of the <text:span text:style-name="Class_20_Variables">$properties</text:span> method array variable, extracting the element to the <text:span text:style-name="Class_20_Variables">$property</text:span> method variable;</text:p>
      <text:p text:style-name="Method_20_Body"/>
      <text:p text:style-name="P21">call the <text:span text:style-name="Class_20_Variables">getName</text:span> method of the <text:span text:style-name="Class_20_Variables">$property</text:span> method variable and pass the result to the <text:span text:style-name="Class_20_Variables">hasProperty</text:span> method of the <text:span text:style-name="Class_20_Variables">$reflection</text:span> method variable. <text:s/>If the result is true,</text:p>
      <text:p text:style-name="P21"/>
      <text:p text:style-name="P24">call the <text:span text:style-name="Class_20_Variables">getName</text:span> method of the <text:span text:style-name="Class_20_Variables">$property</text:span> method variable and pass the result to the <text:span text:style-name="Class_20_Variables">getProperty</text:span> method of the <text:span text:style-name="Class_20_Variables">$reflection</text:span> method variable. <text:s/>Store the returned value in the <text:span text:style-name="Class_20_Variables">$destination</text:span> method variable;</text:p>
      <text:p text:style-name="P24"/>
      <text:p text:style-name="P24">pass a boolean true to the <text:span text:style-name="Class_20_Variables">setAccessible</text:span> method of the <text:span text:style-name="Class_20_Variables">$destination</text:span> method variable;</text:p>
      <text:p text:style-name="P24"/>
      <text:p text:style-name="P24">pass the <text:span text:style-name="Class_20_Variables">$stdClass</text:span> parameter to the <text:span text:style-name="Class_20_Variables">getValue</text:span> method of <text:span text:style-name="Class_20_Variables">$property</text:span> and pass the $object parameter and the result to the <text:span text:style-name="Class_20_Variables">setValue</text:span> method of <text:span text:style-name="Class_20_Variables">$destination</text:span>;</text:p>
      <text:p text:style-name="Method_20_Body"/>
      <text:p text:style-name="Method_20_Body"/>
      <text:p text:style-name="P23">Otherwise,</text:p>
      <text:p text:style-name="P21"/>
      <text:p text:style-name="P24">pass the <text:span text:style-name="Class_20_Variables">$stdClass</text:span> parameter to the <text:span text:style-name="Class_20_Variables">getValue</text:span> method of <text:span text:style-name="Class_20_Variables">$property</text:span> and assign the result to the <text:span text:style-name="Class_20_Variables">$object</text:span> property <text:span text:style-name="Class_20_Variables">getName</text:span> method of <text:span text:style-name="Class_20_Variables">$property.</text:span></text:p>
      <text:p text:style-name="P14"/>
      <text:p text:style-name="Method_20_Body">Return the <text:span text:style-name="Class_20_Variables">$object</text:span> parameter. </text:p>
      <text:p text:style-name="Method_20_Body"/>
      <text:p text:style-name="Method_20_Body"/>
      <text:h text:style-name="P33" text:outline-level="3">Source Listing</text:h>
      <text:p text:style-name="P13"/>
      <text:p text:style-name="P27">&lt;?php</text:p>
      <text:p text:style-name="P27">namespace Library\ClassUtilities;</text:p>
      <text:p text:style-name="P27">use Library\ClassUtilities\Exception;</text:p>
      <text:p text:style-name="P27">use Library\Error;</text:p>
      <text:p text:style-name="P27"/>
      <text:p text:style-name="P27">/*</text:p>
      <text:p text:style-name="P27"><text:s/>* <text:tab/>StdConvert is copyright © 2012, 2013. EarthWalk Software.</text:p>
      <text:p text:style-name="P27"><text:s/>* <text:tab/>Licensed under the Academic Free License version 3.0.</text:p>
      <text:p text:style-name="P27"><text:s/>* <text:tab/>Refer to the file named License.txt provided with the source, </text:p>
      <text:p text:style-name="P27"><text:s/>* <text:s text:c="10"/>or from http://opensource.org/licenses/academic.php</text:p>
      <text:p text:style-name="P27"><text:s/>*/</text:p>
      <text:p text:style-name="P27">/**</text:p>
      <text:p text:style-name="P27"><text:s/>* StdConvert</text:p>
      <text:p text:style-name="P27"><text:s/>*</text:p>
      <text:p text:style-name="P27"><text:s/>* <text:span text:style-name="T1">@author</text:span> Jay Wheeler.</text:p>
      <text:p text:style-name="P27"><text:s/>* <text:span text:style-name="T1">@version</text:span> 1.0</text:p>
      <text:p text:style-name="P27"><text:s/>* <text:span text:style-name="T1">@copyright</text:span> © 2012, 2013. EarthWalk Software.</text:p>
      <text:p text:style-name="P27"><text:s/>* <text:span text:style-name="T1">@license</text:span> Licensed under the Academic Free License version 3.0</text:p>
      <text:p text:style-name="P27"><text:s/>* <text:span text:style-name="T1">@package</text:span> Library</text:p>
      <text:p text:style-name="P27"><text:s/>* <text:span text:style-name="T1">@subpackage</text:span> ClassUtilities</text:p>
      <text:p text:style-name="P27"><text:s/>*/</text:p>
      <text:p text:style-name="P27">class StdConvert</text:p>
      <text:p text:style-name="P27">{</text:p>
      <text:p text:style-name="P27"><text:tab/>/**</text:p>
      <text:p text:style-name="P27"><text:tab/> * toArray</text:p>
      <text:p text:style-name="P27"><text:tab/> *</text:p>
      <text:p text:style-name="P27"><text:tab/> * Static class to convert a stdClass object to an array</text:p>
      <text:p text:style-name="P28"><text:tab/> * <text:span text:style-name="T1">@param</text:span> object $object = an stdClass (or stdClass subclass) object to </text:p>
      <text:p text:style-name="P28"><text:tab/> * <text:s text:c="24"/>convert to an array</text:p>
      <text:p text:style-name="P27"><text:tab/> * <text:span text:style-name="T1">@return</text:span> array $array</text:p>
      <text:p text:style-name="P27"><text:tab/> */</text:p>
      <text:p text:style-name="P27"><text:tab/>static public function toArray($object)</text:p>
      <text:p text:style-name="P27"><text:tab/>{</text:p>
      <text:p text:style-name="P27"><text:tab/><text:tab/>if (! is_object($object))</text:p>
      <text:p text:style-name="P27"><text:tab/><text:tab/>{</text:p>
      <text:p text:style-name="P27"><text:tab/><text:tab/><text:tab/>throw new Exception('ObjectExpected');</text:p>
      <text:p text:style-name="P27"><text:tab/><text:tab/>}</text:p>
      <text:p text:style-name="P27"/>
      <text:p text:style-name="P27"><text:tab/><text:tab/>if (! ($object instanceof \stdClass))</text:p>
      <text:p text:style-name="P27"><text:tab/><text:tab/>{</text:p>
      <text:p text:style-name="P27"><text:tab/><text:tab/><text:tab/>throw new Exception('InvalidClassObject');</text:p>
      <text:p text:style-name="P27"><text:tab/><text:tab/>}</text:p>
      <text:p text:style-name="P27"/>
      <text:p text:style-name="P27"><text:tab/><text:tab/>$array = (array)$object;</text:p>
      <text:p text:style-name="P27"><text:tab/><text:tab/>foreach($array as $name =&gt; $value)</text:p>
      <text:p text:style-name="P27"><text:tab/><text:tab/>{</text:p>
      <text:p text:style-name="P27"><text:tab/><text:tab/><text:tab/>if (is_object($value) &amp;&amp; ((get_class($value) == 'stdClass') || <text:tab/><text:tab/><text:tab/><text:tab/> <text:s text:c="25"/>is_subclass_of($value, 'stdClass')))</text:p>
      <text:p text:style-name="P27"><text:tab/><text:tab/><text:tab/>{</text:p>
      <text:p text:style-name="P27"><text:tab/><text:tab/><text:tab/><text:tab/>$array[$name] = self::toArray($value);</text:p>
      <text:p text:style-name="P27"><text:tab/><text:tab/><text:tab/>}</text:p>
      <text:p text:style-name="P27"><text:tab/><text:tab/>}</text:p>
      <text:p text:style-name="P27"/>
      <text:p text:style-name="P27"><text:tab/><text:tab/>return $array;</text:p>
      <text:p text:style-name="P27"><text:tab/>}</text:p>
      <text:p text:style-name="P27"/>
      <text:p text:style-name="P27"/>
      <text:p text:style-name="P20"><text:tab/>/**</text:p>
      <text:p text:style-name="P27"><text:tab/> * toStd</text:p>
      <text:p text:style-name="P27"><text:tab/> *</text:p>
      <text:p text:style-name="P27"><text:tab/> * Static class to convert an array to an stdClass object</text:p>
      <text:p text:style-name="P27"><text:tab/> * <text:span text:style-name="T1">@param</text:span> array $array = an array to convert to a stdClass</text:p>
      <text:p text:style-name="P27"><text:tab/> * <text:span text:style-name="T1">@return</text:span> object $class</text:p>
      <text:p text:style-name="P27"><text:tab/> */</text:p>
      <text:p text:style-name="P27"><text:tab/>static public function toStd($array)</text:p>
      <text:p text:style-name="P27"><text:tab/>{</text:p>
      <text:p text:style-name="P27"><text:tab/><text:tab/>if (! is_array($array))</text:p>
      <text:p text:style-name="P27"><text:tab/><text:tab/>{</text:p>
      <text:p text:style-name="P27"><text:tab/><text:tab/><text:tab/>throw new Exception('ArrayVariableExpected');</text:p>
      <text:p text:style-name="P27"><text:tab/><text:tab/>}</text:p>
      <text:p text:style-name="P27"/>
      <text:p text:style-name="P27"><text:tab/><text:tab/>foreach($array as $name =&gt; $value)</text:p>
      <text:p text:style-name="P27"><text:tab/><text:tab/>{</text:p>
      <text:p text:style-name="P27"><text:tab/><text:tab/><text:tab/>if (is_array($value))</text:p>
      <text:p text:style-name="P27"><text:tab/><text:tab/><text:tab/>{</text:p>
      <text:p text:style-name="P27"><text:tab/><text:tab/><text:tab/><text:tab/>$array[$name] = self::toStd($value);</text:p>
      <text:p text:style-name="P27"><text:tab/><text:tab/><text:tab/>}</text:p>
      <text:p text:style-name="P27"><text:tab/><text:tab/>}</text:p>
      <text:p text:style-name="P27"/>
      <text:p text:style-name="P27"><text:tab/><text:tab/>return (object)$array;</text:p>
      <text:p text:style-name="P27"><text:tab/>}</text:p>
      <text:p text:style-name="P27"/>
      <text:p text:style-name="P27"><text:tab/>/**</text:p>
      <text:p text:style-name="P27"><text:tab/> * fromObject</text:p>
      <text:p text:style-name="P27"><text:tab/> *</text:p>
      <text:p text:style-name="P27"><text:tab/> * Static class to convert an object to a stdClass object</text:p>
      <text:p text:style-name="P27"><text:tab/> * <text:span text:style-name="T1">@param</text:span> object $object = an object to convert to an stdClass</text:p>
      <text:p text:style-name="P27"><text:tab/> * <text:span text:style-name="T1">@return</text:span> object $stdClass = an stdClass object with all properties accessible</text:p>
      <text:p text:style-name="P27"><text:tab/> */</text:p>
      <text:p text:style-name="P27"><text:tab/>static public function fromObject($object)</text:p>
      <text:p text:style-name="P27"><text:tab/>{</text:p>
      <text:p text:style-name="P27"><text:tab/><text:tab/>if (! is_object($object))</text:p>
      <text:p text:style-name="P27"><text:tab/><text:tab/>{</text:p>
      <text:p text:style-name="P27"><text:tab/><text:tab/><text:tab/>throw new Exception(Error::code('ObjectExpected'));</text:p>
      <text:p text:style-name="P27"><text:tab/><text:tab/>}</text:p>
      <text:p text:style-name="P27"/>
      <text:p text:style-name="P27"><text:tab/><text:tab/>$stdClass = new \stdClass();</text:p>
      <text:p text:style-name="P27"><text:tab/><text:tab/>$reflection = new \ReflectionObject($object);</text:p>
      <text:p text:style-name="P27"><text:tab/><text:tab/>$properties = $reflection-&gt;getProperties();</text:p>
      <text:p text:style-name="P27"><text:tab/><text:tab/>foreach($properties as $property)</text:p>
      <text:p text:style-name="P27"><text:tab/><text:tab/>{</text:p>
      <text:p text:style-name="P27"><text:tab/><text:tab/><text:tab/>if ($property-&gt;isProtected() || $property-&gt;isPrivate())</text:p>
      <text:p text:style-name="P27"><text:tab/><text:tab/><text:tab/>{</text:p>
      <text:p text:style-name="P27"><text:tab/><text:tab/><text:tab/><text:tab/>$property-&gt;setAccessible(true);</text:p>
      <text:p text:style-name="P27"><text:tab/><text:tab/><text:tab/>}</text:p>
      <text:p text:style-name="P27"><text:tab/><text:tab/><text:tab/></text:p>
      <text:p text:style-name="P27"><text:tab/><text:tab/><text:tab/>$stdClass-&gt;{$property-&gt;getName()} = $property-&gt;getValue($object);</text:p>
      <text:p text:style-name="P27"><text:tab/><text:tab/>}</text:p>
      <text:p text:style-name="P27"><text:tab/><text:tab/></text:p>
      <text:p text:style-name="P27"><text:tab/><text:tab/>return $stdClass;</text:p>
      <text:p text:style-name="P27"><text:tab/>}</text:p>
      <text:p text:style-name="P27"/>
      <text:p text:style-name="P27"/>
      <text:p text:style-name="P20"><text:tab/>/**</text:p>
      <text:p text:style-name="P27"><text:tab/> * fromStd</text:p>
      <text:p text:style-name="P27"><text:tab/> *</text:p>
      <text:p text:style-name="P27"><text:tab/> * Static class to convert an stdClass object to a specified object</text:p>
      <text:p text:style-name="P27"><text:tab/> * <text:span text:style-name="T1">@param</text:span> object $stdClass = stdClass to convert to a specified object</text:p>
      <text:p text:style-name="P27"><text:tab/> * <text:span text:style-name="T1">@param</text:span> object|string $object = class instance or name of the object to create</text:p>
      <text:p text:style-name="P27"><text:tab/> * <text:span text:style-name="T1">@return</text:span> object $class</text:p>
      <text:p text:style-name="P27"><text:tab/> */</text:p>
      <text:p text:style-name="P27"><text:tab/>static public function fromStd($stdClass, $object)</text:p>
      <text:p text:style-name="P27"><text:tab/>{</text:p>
      <text:p text:style-name="P27"><text:tab/><text:tab/>if (! is_object($stdClass))</text:p>
      <text:p text:style-name="P27"><text:tab/><text:tab/>{</text:p>
      <text:p text:style-name="P27"><text:tab/><text:tab/><text:tab/>throw new Exception(Error::code('ObjectExpected'));</text:p>
      <text:p text:style-name="P27"><text:tab/><text:tab/>}</text:p>
      <text:p text:style-name="P27"><text:tab/><text:tab/></text:p>
      <text:p text:style-name="P27"><text:tab/><text:tab/>if ((get_class($stdClass) != 'stdClass') &amp;&amp; </text:p>
      <text:p text:style-name="P27"><text:tab/><text:tab/> <text:s text:c="3"/>(! is_subclass_of($stdClass, 'stdClass')))</text:p>
      <text:p text:style-name="P27"><text:tab/><text:tab/>{</text:p>
      <text:p text:style-name="P27"><text:tab/><text:tab/><text:tab/>throw new Exception(Error::code('stdClassObjectExpected'));</text:p>
      <text:p text:style-name="P27"><text:tab/><text:tab/>}</text:p>
      <text:p text:style-name="P27"/>
      <text:p text:style-name="P27"><text:tab/><text:tab/>if (! is_object($object))</text:p>
      <text:p text:style-name="P27"><text:tab/><text:tab/>{</text:p>
      <text:p text:style-name="P27"><text:tab/><text:tab/><text:tab/>if (! is_string($object))</text:p>
      <text:p text:style-name="P27"><text:tab/><text:tab/><text:tab/>{</text:p>
      <text:p text:style-name="P27"><text:tab/><text:tab/><text:tab/><text:tab/>throw new Exception(Error::code('StringOrObjectExpected'));</text:p>
      <text:p text:style-name="P27"><text:tab/><text:tab/><text:tab/>}</text:p>
      <text:p text:style-name="P27"><text:tab/><text:tab/><text:tab/></text:p>
      <text:p text:style-name="P27"><text:tab/><text:tab/><text:tab/>$object = new $object();</text:p>
      <text:p text:style-name="P27"><text:tab/><text:tab/>}</text:p>
      <text:p text:style-name="P27"/>
      <text:p text:style-name="P27"><text:tab/><text:tab/>$reflection = new \ReflectionObject($object);</text:p>
      <text:p text:style-name="P27"><text:tab/><text:tab/>$source = new \ReflectionObject($stdClass);</text:p>
      <text:p text:style-name="P27"><text:tab/><text:tab/></text:p>
      <text:p text:style-name="P27"><text:tab/><text:tab/>$properties = $source-&gt;getProperties();</text:p>
      <text:p text:style-name="P27"><text:tab/><text:tab/>foreach($properties as $property)</text:p>
      <text:p text:style-name="P27"><text:tab/><text:tab/>{</text:p>
      <text:p text:style-name="P27"><text:tab/><text:tab/><text:tab/>if ($reflection-&gt;hasProperty($property-&gt;getName()))</text:p>
      <text:p text:style-name="P27"><text:tab/><text:tab/><text:tab/>{</text:p>
      <text:p text:style-name="P27"><text:tab/><text:tab/><text:tab/><text:tab/>$destination = $reflection-&gt;getProperty($property-&gt;getName());</text:p>
      <text:p text:style-name="P27"/>
      <text:p text:style-name="P27"><text:tab/><text:tab/><text:tab/><text:tab/>$destination-&gt;setAccessible(true);</text:p>
      <text:p text:style-name="P27"><text:tab/><text:tab/><text:tab/><text:tab/>$destination-&gt;setValue($object, $property-&gt;getValue($stdClass));</text:p>
      <text:p text:style-name="P27"><text:tab/><text:tab/><text:tab/>}</text:p>
      <text:p text:style-name="P27"><text:tab/><text:tab/><text:tab/>else</text:p>
      <text:p text:style-name="P27"><text:tab/><text:tab/><text:tab/>{</text:p>
      <text:p text:style-name="P27"><text:tab/><text:tab/><text:tab/><text:tab/>$object-&gt;{$property-&gt;getName()} = </text:p>
      <text:p text:style-name="P27"><text:tab/><text:tab/><text:tab/><text:tab/><text:tab/><text:tab/><text:tab/><text:tab/>$property-&gt;getValue($stdClass);</text:p>
      <text:p text:style-name="P27"><text:tab/><text:tab/><text:tab/>}</text:p>
      <text:p text:style-name="P27"><text:tab/><text:tab/>}</text:p>
      <text:p text:style-name="P27"><text:tab/><text:tab/></text:p>
      <text:p text:style-name="P27"><text:tab/><text:tab/>return $object;</text:p>
      <text:p text:style-name="P27"><text:tab/>}</text:p>
      <text:p text:style-name="P27"/>
      <text:p text:style-name="P27"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ClassUtilities\StdConvert<text:tab/><text:tab/><text:page-number text:select-page="current">16</text:page-number><text:tab/><text:tab/><text:date style:data-style-name="N76" text:date-value="2015-05-01T14:39:06.372469374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16:20:01</meta:creation-date>
    <dc:title>ClassDefault</dc:title>
    <meta:editing-duration>P1DT18H50M23S</meta:editing-duration>
    <meta:editing-cycles>70</meta:editing-cycles>
    <meta:generator>LibreOffice/4.3.7.2$Linux_X86_64 LibreOffice_project/430$Build-2</meta:generator>
    <meta:initial-creator>Jay Wheeler</meta:initial-creator>
    <dc:date>2015-05-01T14:39:06.284788954</dc:date>
    <meta:document-statistic meta:table-count="7" meta:image-count="0" meta:object-count="0" meta:page-count="16" meta:paragraph-count="498" meta:word-count="2809" meta:character-count="18360" meta:non-whitespace-character-count="15478"/>
    <meta:template xlink:type="simple" xlink:actuate="onRequest" xlink:title="ClassDefault" xlink:href="../ClassDefault.ott" meta:date="2012-06-03T14:36:03"/>
  </office:meta>
</office:document-meta>
</file>